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standard">
      <style:graphic-properties draw:stroke="dash" draw:stroke-dash="_32__20_Dots_20_1_20_Dash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standard">
      <style:graphic-properties draw:stroke="dash" draw:stroke-dash="Dashed_20__28_var_29_" svg:stroke-width="0.1cm" svg:stroke-color="#99ff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8" style:family="graphic" style:parent-style-name="standard">
      <style:graphic-properties draw:stroke="dash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1" style:family="graphic" style:parent-style-name="standard">
      <style:graphic-properties draw:stroke="solid" draw:stroke-dash="Dashed_20__28_var_29_" svg:stroke-width="0.1cm" svg:stroke-color="#6666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2" style:family="graphic" style:parent-style-name="standard">
      <style:graphic-properties draw:stroke="solid" draw:stroke-dash="Dashed_20__28_var_29_" svg:stroke-width="0.1cm" svg:stroke-color="#66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3" style:family="graphic" style:parent-style-name="standard">
      <style:graphic-properties draw:stroke="solid" draw:stroke-dash="Dashed_20__28_var_29_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4" style:family="graphic" style:parent-style-name="standard">
      <style:graphic-properties draw:stroke="solid" draw:stroke-dash="Dashed_20__28_var_29_" svg:stroke-width="0.1cm" svg:stroke-color="#ff00c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Dashed_20__28_var_29_" svg:stroke-width="0.1cm" svg:stroke-color="#ddddd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7" style:family="graphic" style:parent-style-name="standard">
      <style:graphic-properties draw:stroke="solid" draw:stroke-dash="Dashed_20__28_var_29_" svg:stroke-width="0.1cm" svg:stroke-color="#6666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Dashed_20__28_var_29_" svg:stroke-width="0.1cm" svg:stroke-color="#dddddd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0" style:family="graphic" style:parent-style-name="objectwithoutfill">
      <style:graphic-properties draw:stroke-dash="Fine_20_Dotted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Dashed_20__28_var_29_"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2" style:family="graphic" style:parent-style-name="standard">
      <style:graphic-properties draw:stroke="dash" draw:stroke-dash="Dashed_20__28_var_29_"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3" style:family="graphic" style:parent-style-name="standard">
      <style:graphic-properties draw:stroke="solid" draw:stroke-dash="Dashed_20__28_var_29_" svg:stroke-width="0.1cm" svg:stroke-color="#99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4" style:family="graphic" style:parent-style-name="standard">
      <style:graphic-properties draw:stroke="solid" draw:stroke-dash="Dashed_20__28_var_29_" svg:stroke-width="0.1cm" svg:stroke-color="#9966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25" style:family="graphic" style:parent-style-name="objectwithoutfill">
      <style:graphic-properties svg:stroke-width="0.2cm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draw:marker-start="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style:use-window-font-color="tru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5" draw:id="id1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5cm" svg:height="1.5cm" svg:x="17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" draw:start-glue-point="2" draw:end-shape="id2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3" draw:start-glue-point="2" draw:end-shape="id4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3" draw:start-glue-point="2" draw:end-shape="id5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3" draw:start-glue-point="2" draw:end-shape="id6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1" draw:start-glue-point="2" draw:end-shape="id7" draw:end-glue-point="0" svg:d="M17150 8800v550l1100 400v550" svg:viewBox="0 0 1101 1501">
          <text:p/>
        </draw:connector>
        <draw:custom-shape draw:style-name="gr5" draw:text-style-name="P2" xml:id="id9" draw:id="id9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.5cm" svg:height="1.5cm" svg:x="19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3.15cm" svg:y2="13.5cm" draw:start-shape="id5" draw:start-glue-point="2" draw:end-shape="id8" draw:end-glue-point="0" svg:d="M5150 11800v550l-2000 600v550" svg:viewBox="0 0 2001 1701">
          <text:p/>
        </draw:connector>
        <draw:connector draw:style-name="gr4" draw:text-style-name="P1" draw:layer="layout" draw:type="lines" svg:x1="5.15cm" svg:y1="11.8cm" svg:x2="5.15cm" svg:y2="13.5cm" draw:start-shape="id5" draw:start-glue-point="2" draw:end-shape="id9" draw:end-glue-point="0" svg:d="M5150 11800v550 600 550" svg:viewBox="0 0 1 1701">
          <text:p/>
        </draw:connector>
        <draw:custom-shape draw:style-name="gr5" draw:text-style-name="P2" xml:id="id10" draw:id="id10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7.15cm" svg:y2="13.5cm" draw:start-shape="id5" draw:start-glue-point="2" draw:end-shape="id10" draw:end-glue-point="0" svg:d="M5150 11800v550l2000 600v550" svg:viewBox="0 0 2001 1701">
          <text:p/>
        </draw:connector>
        <draw:connector draw:style-name="gr4" draw:text-style-name="P1" draw:layer="layout" draw:type="lines" svg:x1="8.15cm" svg:y1="8.8cm" svg:x2="9.185cm" svg:y2="13.5cm" draw:start-shape="id3" draw:start-glue-point="2" draw:end-shape="id11" svg:d="M8150 8800v550l1035 3600v550" svg:viewBox="0 0 1036 4701">
          <text:p/>
        </draw:connector>
        <draw:connector draw:style-name="gr4" draw:text-style-name="P1" draw:layer="layout" draw:type="lines" svg:x1="18.25cm" svg:y1="11.8cm" svg:x2="19.95cm" svg:y2="13.5cm" draw:start-shape="id7" draw:start-glue-point="2" draw:end-shape="id12" draw:end-glue-point="0" svg:d="M18250 11800v550l1700 600v550" svg:viewBox="0 0 1701 1701">
          <text:p/>
        </draw:connector>
        <draw:custom-shape draw:style-name="gr5" draw:text-style-name="P2" xml:id="id13" draw:id="id13" draw:layer="layout" svg:width="1.5cm" svg:height="1.5cm" svg:x="21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1.5cm" svg:height="1.5cm" svg:x="23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8.25cm" svg:y1="11.8cm" svg:x2="22.15cm" svg:y2="13.5cm" draw:start-shape="id7" draw:start-glue-point="2" draw:end-shape="id13" draw:end-glue-point="0" svg:d="M18250 11800v550l3900 600v550" svg:viewBox="0 0 3901 1701">
          <text:p/>
        </draw:connector>
        <draw:connector draw:style-name="gr4" draw:text-style-name="P1" draw:layer="layout" draw:type="lines" svg:x1="18.25cm" svg:y1="11.8cm" svg:x2="24.35cm" svg:y2="13.5cm" draw:start-shape="id7" draw:start-glue-point="2" draw:end-shape="id1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5" draw:start-glue-point="2" draw:end-shape="id16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15" draw:start-glue-point="2" draw:end-shape="id3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15" draw:start-glue-point="2" draw:end-shape="id1" draw:end-glue-point="0" svg:d="M14150 5600v550l3000 600v550" svg:viewBox="0 0 3001 1701">
          <text:p/>
        </draw:connector>
        <draw:custom-shape draw:style-name="gr7" draw:text-style-name="P2" xml:id="id1" draw:id="id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15cm" svg:y1="11.8cm" svg:x2="17.75cm" svg:y2="13.5cm" draw:start-shape="id2" draw:start-glue-point="2" draw:end-shape="id17" draw:end-glue-point="0" svg:d="M16150 11800v550l1600 600v550" svg:viewBox="0 0 1601 17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5cm" svg:height="1.5cm" svg:x="2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6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0.6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8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1.5cm" svg:x="10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5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7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9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1.5cm" svg:x="4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10.5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2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3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xml:id="id32" draw:id="id32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0" draw:id="id20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2" draw:id="id22" draw:layer="layout" svg:width="1.5cm" svg:height="1.5cm" svg:x="4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" draw:id="id2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4" draw:id="id24" draw:layer="layout" svg:width="1.5cm" svg:height="1.5cm" svg:x="17.5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" draw:id="id19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8" draw:start-glue-point="2" draw:end-shape="id19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20" draw:start-glue-point="2" draw:end-shape="id21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20" draw:start-glue-point="2" draw:end-shape="id22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20" draw:start-glue-point="2" draw:end-shape="id23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18" draw:start-glue-point="2" draw:end-shape="id24" draw:end-glue-point="0" svg:d="M17150 8800v550l1100 400v550" svg:viewBox="0 0 1101 1501">
          <text:p/>
        </draw:connector>
        <draw:custom-shape draw:style-name="gr12" draw:text-style-name="P2" xml:id="id26" draw:id="id26" draw:layer="layout" svg:width="1.5cm" svg:height="1.5cm" svg:x="4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8" draw:id="id28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3" draw:id="id33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9" draw:id="id29" draw:layer="layout" svg:width="1.5cm" svg:height="1.5cm" svg:x="19.2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5" draw:id="id25" draw:layer="layout" svg:width="1.5cm" svg:height="1.5cm" svg:x="2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3.15cm" svg:y2="13.5cm" draw:start-shape="id22" draw:start-glue-point="2" draw:end-shape="id25" draw:end-glue-point="0" svg:d="M5150 11800v550l-2000 600v550" svg:viewBox="0 0 2001 1701">
          <text:p/>
        </draw:connector>
        <draw:connector draw:style-name="gr4" draw:text-style-name="P1" draw:layer="layout" draw:type="lines" svg:x1="5.15cm" svg:y1="11.8cm" svg:x2="5.15cm" svg:y2="13.5cm" draw:start-shape="id22" draw:start-glue-point="2" draw:end-shape="id26" draw:end-glue-point="0" svg:d="M5150 11800v550 600 550" svg:viewBox="0 0 1 1701">
          <text:p/>
        </draw:connector>
        <draw:custom-shape draw:style-name="gr12" draw:text-style-name="P2" xml:id="id27" draw:id="id27" draw:layer="layout" svg:width="1.5cm" svg:height="1.5cm" svg:x="6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5.15cm" svg:y1="11.8cm" svg:x2="7.15cm" svg:y2="13.5cm" draw:start-shape="id22" draw:start-glue-point="2" draw:end-shape="id27" draw:end-glue-point="0" svg:d="M5150 11800v550l2000 600v550" svg:viewBox="0 0 2001 1701">
          <text:p/>
        </draw:connector>
        <draw:connector draw:style-name="gr4" draw:text-style-name="P1" draw:layer="layout" draw:type="lines" svg:x1="8.15cm" svg:y1="8.8cm" svg:x2="9.185cm" svg:y2="13.5cm" draw:start-shape="id20" draw:start-glue-point="2" draw:end-shape="id28" svg:d="M8150 8800v550l1035 3600v550" svg:viewBox="0 0 1036 4701">
          <text:p/>
        </draw:connector>
        <draw:connector draw:style-name="gr4" draw:text-style-name="P1" draw:layer="layout" draw:type="lines" svg:x1="18.25cm" svg:y1="11.8cm" svg:x2="19.95cm" svg:y2="13.5cm" draw:start-shape="id24" draw:start-glue-point="2" draw:end-shape="id29" draw:end-glue-point="0" svg:d="M18250 11800v550l1700 600v550" svg:viewBox="0 0 1701 1701">
          <text:p/>
        </draw:connector>
        <draw:custom-shape draw:style-name="gr12" draw:text-style-name="P2" xml:id="id30" draw:id="id30" draw:layer="layout" svg:width="1.5cm" svg:height="1.5cm" svg:x="21.4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1" draw:id="id31" draw:layer="layout" svg:width="1.5cm" svg:height="1.5cm" svg:x="23.6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8.25cm" svg:y1="11.8cm" svg:x2="22.15cm" svg:y2="13.5cm" draw:start-shape="id24" draw:start-glue-point="2" draw:end-shape="id30" draw:end-glue-point="0" svg:d="M18250 11800v550l3900 600v550" svg:viewBox="0 0 3901 1701">
          <text:p/>
        </draw:connector>
        <draw:connector draw:style-name="gr4" draw:text-style-name="P1" draw:layer="layout" draw:type="lines" svg:x1="18.25cm" svg:y1="11.8cm" svg:x2="24.35cm" svg:y2="13.5cm" draw:start-shape="id24" draw:start-glue-point="2" draw:end-shape="id31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32" draw:start-glue-point="2" draw:end-shape="id33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32" draw:start-glue-point="2" draw:end-shape="id20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32" draw:start-glue-point="2" draw:end-shape="id18" draw:end-glue-point="0" svg:d="M14150 5600v550l3000 600v550" svg:viewBox="0 0 3001 1701">
          <text:p/>
        </draw:connector>
        <draw:custom-shape draw:style-name="gr13" draw:text-style-name="P2" xml:id="id18" draw:id="id18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4" draw:id="id34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6.15cm" svg:y1="11.8cm" svg:x2="17.75cm" svg:y2="13.5cm" draw:start-shape="id19" draw:start-glue-point="2" draw:end-shape="id34" draw:end-glue-point="0" svg:d="M16150 11800v550l1600 600v550" svg:viewBox="0 0 1601 17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xml:id="id50" draw:id="id50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7" draw:id="id37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9" draw:id="id39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0" draw:id="id40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8" draw:id="id38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1" draw:id="id41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6" draw:id="id36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35" draw:start-glue-point="2" draw:end-shape="id36" draw:end-glue-point="0" svg:d="M17150 8800v550l-1000 400v550" svg:viewBox="0 0 1001 1501">
          <text:p/>
        </draw:connector>
        <draw:connector draw:style-name="gr4" draw:text-style-name="P1" draw:layer="layout" draw:type="lines" svg:x1="8.15cm" svg:y1="8.8cm" svg:x2="13.15cm" svg:y2="10.3cm" draw:start-shape="id37" draw:start-glue-point="2" draw:end-shape="id38" draw:end-glue-point="0" svg:d="M8150 8800v550l5000 400v550" svg:viewBox="0 0 5001 1501">
          <text:p/>
        </draw:connector>
        <draw:connector draw:style-name="gr4" draw:text-style-name="P1" draw:layer="layout" draw:type="lines" svg:x1="8.15cm" svg:y1="8.8cm" svg:x2="5.15cm" svg:y2="10.3cm" draw:start-shape="id37" draw:start-glue-point="2" draw:end-shape="id39" draw:end-glue-point="0" svg:d="M8150 8800v550l-3000 400v550" svg:viewBox="0 0 3001 1501">
          <text:p/>
        </draw:connector>
        <draw:connector draw:style-name="gr4" draw:text-style-name="P1" draw:layer="layout" draw:type="lines" svg:x1="8.15cm" svg:y1="8.8cm" svg:x2="10.75cm" svg:y2="10.3cm" draw:start-shape="id37" draw:start-glue-point="2" draw:end-shape="id40" draw:end-glue-point="0" svg:d="M8150 8800v550l2600 400v550" svg:viewBox="0 0 2601 1501">
          <text:p/>
        </draw:connector>
        <draw:connector draw:style-name="gr4" draw:text-style-name="P1" draw:layer="layout" draw:type="lines" svg:x1="17.15cm" svg:y1="8.8cm" svg:x2="18.25cm" svg:y2="10.3cm" draw:start-shape="id35" draw:start-glue-point="2" draw:end-shape="id41" draw:end-glue-point="0" svg:d="M17150 8800v550l1100 400v550" svg:viewBox="0 0 1101 1501">
          <text:p/>
        </draw:connector>
        <draw:custom-shape draw:style-name="gr12" draw:text-style-name="P2" xml:id="id43" draw:id="id43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5" draw:id="id45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6" draw:id="id46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1" draw:id="id51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7" draw:id="id47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2" draw:id="id42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5.15cm" svg:y1="11.8cm" svg:x2="3.15cm" svg:y2="13.5cm" draw:start-shape="id39" draw:start-glue-point="2" draw:end-shape="id42" draw:end-glue-point="0" svg:d="M5150 11800v550l-2000 600v550" svg:viewBox="0 0 2001 1701">
          <text:p/>
        </draw:connector>
        <draw:connector draw:style-name="gr15" draw:text-style-name="P1" draw:layer="layout" draw:type="lines" svg:x1="5.15cm" svg:y1="11.8cm" svg:x2="5.15cm" svg:y2="13.5cm" draw:start-shape="id39" draw:start-glue-point="2" draw:end-shape="id43" draw:end-glue-point="0" svg:d="M5150 11800v550 600 550" svg:viewBox="0 0 1 1701">
          <text:p/>
        </draw:connector>
        <draw:custom-shape draw:style-name="gr12" draw:text-style-name="P2" xml:id="id44" draw:id="id44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5.15cm" svg:y1="11.8cm" svg:x2="7.15cm" svg:y2="13.5cm" draw:start-shape="id39" draw:start-glue-point="2" draw:end-shape="id44" draw:end-glue-point="0" svg:d="M5150 11800v550l2000 600v550" svg:viewBox="0 0 2001 1701">
          <text:p/>
        </draw:connector>
        <draw:connector draw:style-name="gr4" draw:text-style-name="P1" draw:layer="layout" draw:type="lines" svg:x1="16.15cm" svg:y1="11.8cm" svg:x2="17.75cm" svg:y2="13.5cm" draw:start-shape="id36" draw:start-glue-point="2" draw:end-shape="id45" draw:end-glue-point="0" svg:d="M16150 11800v550l1600 600v550" svg:viewBox="0 0 1601 1701">
          <text:p/>
        </draw:connector>
        <draw:connector draw:style-name="gr4" draw:text-style-name="P1" draw:layer="layout" draw:type="lines" svg:x1="8.15cm" svg:y1="8.8cm" svg:x2="9.185cm" svg:y2="13.5cm" draw:start-shape="id37" draw:start-glue-point="2" draw:end-shape="id46" svg:d="M8150 8800v550l1035 3600v550" svg:viewBox="0 0 1036 4701">
          <text:p/>
        </draw:connector>
        <draw:connector draw:style-name="gr15" draw:text-style-name="P1" draw:layer="layout" draw:type="lines" svg:x1="18.25cm" svg:y1="11.8cm" svg:x2="19.95cm" svg:y2="13.5cm" draw:start-shape="id41" draw:start-glue-point="2" draw:end-shape="id47" draw:end-glue-point="0" svg:d="M18250 11800v550l1700 600v550" svg:viewBox="0 0 1701 1701">
          <text:p/>
        </draw:connector>
        <draw:custom-shape draw:style-name="gr12" draw:text-style-name="P2" xml:id="id48" draw:id="id48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9" draw:id="id49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18.25cm" svg:y1="11.8cm" svg:x2="22.15cm" svg:y2="13.5cm" draw:start-shape="id41" draw:start-glue-point="2" draw:end-shape="id48" draw:end-glue-point="0" svg:d="M18250 11800v550l3900 600v550" svg:viewBox="0 0 3901 1701">
          <text:p/>
        </draw:connector>
        <draw:connector draw:style-name="gr15" draw:text-style-name="P1" draw:layer="layout" draw:type="lines" svg:x1="18.25cm" svg:y1="11.8cm" svg:x2="24.35cm" svg:y2="13.5cm" draw:start-shape="id41" draw:start-glue-point="2" draw:end-shape="id49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50" draw:start-glue-point="2" draw:end-shape="id51" draw:end-glue-point="0" svg:d="M14150 5600v550l1300 6800v550" svg:viewBox="0 0 1301 7901">
          <text:p/>
        </draw:connector>
        <draw:connector draw:style-name="gr4" draw:text-style-name="P1" draw:layer="layout" draw:type="lines" svg:x1="14.15cm" svg:y1="5.6cm" svg:x2="8.15cm" svg:y2="7.3cm" draw:start-shape="id50" draw:start-glue-point="2" draw:end-shape="id37" draw:end-glue-point="0" svg:d="M14150 5600v550l-6000 600v550" svg:viewBox="0 0 6001 1701">
          <text:p/>
        </draw:connector>
        <draw:connector draw:style-name="gr4" draw:text-style-name="P1" draw:layer="layout" draw:type="lines" svg:x1="14.15cm" svg:y1="5.6cm" svg:x2="17.15cm" svg:y2="7.3cm" draw:start-shape="id50" draw:start-glue-point="2" draw:end-shape="id35" draw:end-glue-point="0" svg:d="M14150 5600v550l3000 600v550" svg:viewBox="0 0 3001 1701">
          <text:p/>
        </draw:connector>
        <draw:custom-shape draw:style-name="gr13" draw:text-style-name="P2" xml:id="id35" draw:id="id35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17.4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5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xml:id="id66" draw:id="id66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54" draw:id="id54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5" draw:id="id55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6" draw:id="id5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7" draw:id="id57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3" draw:id="id53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52" draw:start-glue-point="2" draw:end-shape="id53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54" draw:start-glue-point="2" draw:end-shape="id55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54" draw:start-glue-point="2" draw:end-shape="id56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52" draw:start-glue-point="2" draw:end-shape="id57" draw:end-glue-point="0" svg:d="M17150 8800v550l1100 400v550" svg:viewBox="0 0 1101 1501">
          <text:p/>
        </draw:connector>
        <draw:custom-shape draw:style-name="gr12" draw:text-style-name="P2" xml:id="id59" draw:id="id59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61" draw:id="id61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7" draw:id="id67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63" draw:id="id63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8" draw:id="id58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55" draw:start-glue-point="2" draw:end-shape="id58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55" draw:start-glue-point="2" draw:end-shape="id59" draw:end-glue-point="0" svg:d="M5150 11800v550 600 550" svg:viewBox="0 0 1 1701">
          <text:p/>
        </draw:connector>
        <draw:custom-shape draw:style-name="gr12" draw:text-style-name="P2" xml:id="id60" draw:id="id60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55" draw:start-glue-point="2" draw:end-shape="id60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53" draw:start-glue-point="2" draw:end-shape="id61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54" draw:start-glue-point="2" draw:end-shape="id62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57" draw:start-glue-point="2" draw:end-shape="id63" draw:end-glue-point="0" svg:d="M18250 11800v550l1700 600v550" svg:viewBox="0 0 1701 1701">
          <text:p/>
        </draw:connector>
        <draw:custom-shape draw:style-name="gr12" draw:text-style-name="P2" xml:id="id64" draw:id="id64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65" draw:id="id65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57" draw:start-glue-point="2" draw:end-shape="id64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57" draw:start-glue-point="2" draw:end-shape="id65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66" draw:start-glue-point="2" draw:end-shape="id67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66" draw:start-glue-point="2" draw:end-shape="id54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66" draw:start-glue-point="2" draw:end-shape="id52" draw:end-glue-point="0" svg:d="M14150 5600v550l3000 600v550" svg:viewBox="0 0 3001 1701">
          <text:p/>
        </draw:connector>
        <draw:custom-shape draw:style-name="gr21" draw:text-style-name="P2" xml:id="id68" draw:id="id68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52" draw:id="id52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54" draw:start-glue-point="2" draw:end-shape="id68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52" draw:start-glue-point="2" draw:end-shape="id69" draw:end-glue-point="0" svg:d="M17150 8800v550l3200 400v550" svg:viewBox="0 0 3201 1501">
          <text:p/>
        </draw:connector>
        <draw:custom-shape draw:style-name="gr22" draw:text-style-name="P2" xml:id="id69" draw:id="id69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0" draw:id="id70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54" draw:start-glue-point="2" draw:end-shape="id70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xml:id="id85" draw:id="id8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3" draw:id="id7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74" draw:id="id74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5" draw:id="id75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76" draw:id="id76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2" draw:id="id72" draw:layer="layout" svg:width="1.5cm" svg:height="1.5cm" svg:x="15.4cm" svg:y="10.3cm">
          <text:p text:style-name="P1"><text:span text:style-name="T1">N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71" draw:start-glue-point="2" draw:end-shape="id72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73" draw:start-glue-point="2" draw:end-shape="id74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73" draw:start-glue-point="2" draw:end-shape="id75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71" draw:start-glue-point="2" draw:end-shape="id76" draw:end-glue-point="0" svg:d="M17150 8800v550l1100 400v550" svg:viewBox="0 0 1101 1501">
          <text:p/>
        </draw:connector>
        <draw:custom-shape draw:style-name="gr12" draw:text-style-name="P2" xml:id="id78" draw:id="id78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0" draw:id="id80" draw:layer="layout" svg:width="1.5cm" svg:height="1.5cm" svg:x="17cm" svg:y="13.5cm">
          <text:p text:style-name="P1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1" draw:id="id8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86" draw:id="id8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2" draw:id="id82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77" draw:id="id77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74" draw:start-glue-point="2" draw:end-shape="id77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74" draw:start-glue-point="2" draw:end-shape="id78" draw:end-glue-point="0" svg:d="M5150 11800v550 600 550" svg:viewBox="0 0 1 1701">
          <text:p/>
        </draw:connector>
        <draw:custom-shape draw:style-name="gr12" draw:text-style-name="P2" xml:id="id79" draw:id="id79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74" draw:start-glue-point="2" draw:end-shape="id79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72" draw:start-glue-point="2" draw:end-shape="id80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73" draw:start-glue-point="2" draw:end-shape="id81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76" draw:start-glue-point="2" draw:end-shape="id82" draw:end-glue-point="0" svg:d="M18250 11800v550l1700 600v550" svg:viewBox="0 0 1701 1701">
          <text:p/>
        </draw:connector>
        <draw:custom-shape draw:style-name="gr12" draw:text-style-name="P2" xml:id="id83" draw:id="id83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4" draw:id="id84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76" draw:start-glue-point="2" draw:end-shape="id83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76" draw:start-glue-point="2" draw:end-shape="id8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85" draw:start-glue-point="2" draw:end-shape="id86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85" draw:start-glue-point="2" draw:end-shape="id73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85" draw:start-glue-point="2" draw:end-shape="id71" draw:end-glue-point="0" svg:d="M14150 5600v550l3000 600v550" svg:viewBox="0 0 3001 1701">
          <text:p/>
        </draw:connector>
        <draw:custom-shape draw:style-name="gr21" draw:text-style-name="P2" xml:id="id88" draw:id="id88" draw:layer="layout" svg:width="1.5cm" svg:height="1.5cm" svg:x="2.3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87" draw:id="id87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89" draw:id="id89" draw:layer="layout" svg:width="1.5cm" svg:height="1.5cm" svg:x="21.7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1" draw:id="id7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73" draw:start-glue-point="2" draw:end-shape="id87" draw:end-glue-point="0" svg:d="M8150 8800v550l-900 400v550" svg:viewBox="0 0 901 1501">
          <text:p/>
        </draw:connector>
        <draw:connector draw:style-name="gr18" draw:text-style-name="P1" draw:layer="layout" draw:type="lines" svg:x1="8.15cm" svg:y1="8.8cm" svg:x2="3.05cm" svg:y2="10.3cm" draw:start-shape="id73" draw:start-glue-point="2" draw:end-shape="id88" draw:end-glue-point="0" svg:d="M8150 8800v550l-5100 400v550" svg:viewBox="0 0 5101 1501">
          <text:p/>
        </draw:connector>
        <draw:connector draw:style-name="gr18" draw:text-style-name="P1" draw:layer="layout" draw:type="lines" svg:x1="17.15cm" svg:y1="8.8cm" svg:x2="22.45cm" svg:y2="10.3cm" draw:start-shape="id71" draw:start-glue-point="2" draw:end-shape="id89" svg:d="M17150 8800v550l5300 400v550" svg:viewBox="0 0 53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71" draw:start-glue-point="2" draw:end-shape="id90" draw:end-glue-point="0" svg:d="M17150 8800v550l3200 400v550" svg:viewBox="0 0 3201 1501">
          <text:p/>
        </draw:connector>
        <draw:custom-shape draw:style-name="gr22" draw:text-style-name="P2" xml:id="id90" draw:id="id90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1" draw:id="id91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73" draw:start-glue-point="2" draw:end-shape="id91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xml:id="id106" draw:id="id106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4" draw:id="id94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5" draw:id="id95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6" draw:id="id96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97" draw:id="id97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3" draw:id="id93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92" draw:start-glue-point="2" draw:end-shape="id93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94" draw:start-glue-point="2" draw:end-shape="id95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94" draw:start-glue-point="2" draw:end-shape="id96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92" draw:start-glue-point="2" draw:end-shape="id97" draw:end-glue-point="0" svg:d="M17150 8800v550l1100 400v550" svg:viewBox="0 0 1101 1501">
          <text:p/>
        </draw:connector>
        <draw:custom-shape draw:style-name="gr12" draw:text-style-name="P2" xml:id="id99" draw:id="id99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01" draw:id="id101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2" draw:id="id102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07" draw:id="id107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3" draw:id="id103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98" draw:id="id98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95" draw:start-glue-point="2" draw:end-shape="id98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95" draw:start-glue-point="2" draw:end-shape="id99" draw:end-glue-point="0" svg:d="M5150 11800v550 600 550" svg:viewBox="0 0 1 1701">
          <text:p/>
        </draw:connector>
        <draw:custom-shape draw:style-name="gr12" draw:text-style-name="P2" xml:id="id100" draw:id="id100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95" draw:start-glue-point="2" draw:end-shape="id100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93" draw:start-glue-point="2" draw:end-shape="id101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94" draw:start-glue-point="2" draw:end-shape="id102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97" draw:start-glue-point="2" draw:end-shape="id103" draw:end-glue-point="0" svg:d="M18250 11800v550l1700 600v550" svg:viewBox="0 0 1701 1701">
          <text:p/>
        </draw:connector>
        <draw:custom-shape draw:style-name="gr12" draw:text-style-name="P2" xml:id="id104" draw:id="id104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5" draw:id="id105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97" draw:start-glue-point="2" draw:end-shape="id104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97" draw:start-glue-point="2" draw:end-shape="id105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06" draw:start-glue-point="2" draw:end-shape="id107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106" draw:start-glue-point="2" draw:end-shape="id94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106" draw:start-glue-point="2" draw:end-shape="id92" draw:end-glue-point="0" svg:d="M14150 5600v550l3000 600v550" svg:viewBox="0 0 3001 1701">
          <text:p/>
        </draw:connector>
        <draw:custom-shape draw:style-name="gr23" draw:text-style-name="P2" xml:id="id108" draw:id="id108" draw:layer="layout" svg:width="1.5cm" svg:height="1.5cm" svg:x="6.5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2" draw:id="id92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94" draw:start-glue-point="2" draw:end-shape="id108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92" draw:start-glue-point="2" draw:end-shape="id109" draw:end-glue-point="0" svg:d="M17150 8800v550l3200 400v550" svg:viewBox="0 0 3201 1501">
          <text:p/>
        </draw:connector>
        <draw:custom-shape draw:style-name="gr24" draw:text-style-name="P2" xml:id="id109" draw:id="id109" draw:layer="layout" svg:width="1.5cm" svg:height="1.5cm" svg:x="19.6cm" svg:y="10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0" draw:id="id110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94" draw:start-glue-point="2" draw:end-shape="id110" draw:end-glue-point="0" svg:d="M8150 8800v550l5000 400v550" svg:viewBox="0 0 5001 1501">
          <text:p/>
        </draw:connecto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2" xml:id="id125" draw:id="id125" draw:layer="layout" svg:width="1.5cm" svg:height="1.5cm" svg:x="13.4cm" svg:y="4.1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3" draw:id="id113" draw:layer="layout" svg:width="1.5cm" svg:height="1.5cm" svg:x="7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4" draw:id="id114" draw:layer="layout" svg:width="1.5cm" svg:height="1.5cm" svg:x="4.4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5" draw:id="id115" draw:layer="layout" svg:width="1.5cm" svg:height="1.5cm" svg:x="10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16" draw:id="id116" draw:layer="layout" svg:width="1.5cm" svg:height="1.5cm" svg:x="17.5cm" svg:y="10.3cm">
          <text:p text:style-name="P1"><text:span text:style-name="T1">S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2" draw:id="id112" draw:layer="layout" svg:width="1.5cm" svg:height="1.5cm" svg:x="15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16.15cm" svg:y2="10.3cm" draw:start-shape="id111" draw:start-glue-point="2" draw:end-shape="id112" draw:end-glue-point="0" svg:d="M17150 8800v550l-1000 400v550" svg:viewBox="0 0 1001 1501">
          <text:p/>
        </draw:connector>
        <draw:connector draw:style-name="gr18" draw:text-style-name="P1" draw:layer="layout" draw:type="lines" svg:x1="8.15cm" svg:y1="8.8cm" svg:x2="5.15cm" svg:y2="10.3cm" draw:start-shape="id113" draw:start-glue-point="2" draw:end-shape="id114" draw:end-glue-point="0" svg:d="M8150 8800v550l-3000 400v550" svg:viewBox="0 0 3001 1501">
          <text:p/>
        </draw:connector>
        <draw:connector draw:style-name="gr18" draw:text-style-name="P1" draw:layer="layout" draw:type="lines" svg:x1="8.15cm" svg:y1="8.8cm" svg:x2="10.75cm" svg:y2="10.3cm" draw:start-shape="id113" draw:start-glue-point="2" draw:end-shape="id115" draw:end-glue-point="0" svg:d="M8150 8800v550l2600 400v550" svg:viewBox="0 0 2601 1501">
          <text:p/>
        </draw:connector>
        <draw:connector draw:style-name="gr18" draw:text-style-name="P1" draw:layer="layout" draw:type="lines" svg:x1="17.15cm" svg:y1="8.8cm" svg:x2="18.25cm" svg:y2="10.3cm" draw:start-shape="id111" draw:start-glue-point="2" draw:end-shape="id116" draw:end-glue-point="0" svg:d="M17150 8800v550l1100 400v550" svg:viewBox="0 0 1101 1501">
          <text:p/>
        </draw:connector>
        <draw:custom-shape draw:style-name="gr12" draw:text-style-name="P2" xml:id="id118" draw:id="id118" draw:layer="layout" svg:width="1.5cm" svg:height="1.5cm" svg:x="4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0" draw:id="id120" draw:layer="layout" svg:width="1.5cm" svg:height="1.5cm" svg:x="1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1" draw:id="id121" draw:layer="layout" svg:width="1.5cm" svg:height="1.5cm" svg:x="8.435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26" draw:id="id126" draw:layer="layout" svg:width="1.5cm" svg:height="1.5cm" svg:x="14.7cm" svg:y="13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2" draw:id="id122" draw:layer="layout" svg:width="1.5cm" svg:height="1.5cm" svg:x="19.2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7" draw:id="id117" draw:layer="layout" svg:width="1.5cm" svg:height="1.5cm" svg:x="2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3.15cm" svg:y2="13.5cm" draw:start-shape="id114" draw:start-glue-point="2" draw:end-shape="id117" draw:end-glue-point="0" svg:d="M5150 11800v550l-2000 600v550" svg:viewBox="0 0 2001 1701">
          <text:p/>
        </draw:connector>
        <draw:connector draw:style-name="gr18" draw:text-style-name="P1" draw:layer="layout" draw:type="lines" svg:x1="5.15cm" svg:y1="11.8cm" svg:x2="5.15cm" svg:y2="13.5cm" draw:start-shape="id114" draw:start-glue-point="2" draw:end-shape="id118" draw:end-glue-point="0" svg:d="M5150 11800v550 600 550" svg:viewBox="0 0 1 1701">
          <text:p/>
        </draw:connector>
        <draw:custom-shape draw:style-name="gr12" draw:text-style-name="P2" xml:id="id119" draw:id="id119" draw:layer="layout" svg:width="1.5cm" svg:height="1.5cm" svg:x="6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5.15cm" svg:y1="11.8cm" svg:x2="7.15cm" svg:y2="13.5cm" draw:start-shape="id114" draw:start-glue-point="2" draw:end-shape="id119" draw:end-glue-point="0" svg:d="M5150 11800v550l2000 600v550" svg:viewBox="0 0 2001 1701">
          <text:p/>
        </draw:connector>
        <draw:connector draw:style-name="gr18" draw:text-style-name="P1" draw:layer="layout" draw:type="lines" svg:x1="16.15cm" svg:y1="11.8cm" svg:x2="17.75cm" svg:y2="13.5cm" draw:start-shape="id112" draw:start-glue-point="2" draw:end-shape="id120" draw:end-glue-point="0" svg:d="M16150 11800v550l1600 600v550" svg:viewBox="0 0 1601 1701">
          <text:p/>
        </draw:connector>
        <draw:connector draw:style-name="gr20" draw:text-style-name="P1" draw:layer="layout" draw:type="lines" svg:x1="8.15cm" svg:y1="8.8cm" svg:x2="9.185cm" svg:y2="13.5cm" draw:start-shape="id113" draw:start-glue-point="2" draw:end-shape="id121" svg:d="M8150 8800v550l1035 3600v550" svg:viewBox="0 0 1036 4701">
          <text:p/>
        </draw:connector>
        <draw:connector draw:style-name="gr18" draw:text-style-name="P1" draw:layer="layout" draw:type="lines" svg:x1="18.25cm" svg:y1="11.8cm" svg:x2="19.95cm" svg:y2="13.5cm" draw:start-shape="id116" draw:start-glue-point="2" draw:end-shape="id122" draw:end-glue-point="0" svg:d="M18250 11800v550l1700 600v550" svg:viewBox="0 0 1701 1701">
          <text:p/>
        </draw:connector>
        <draw:custom-shape draw:style-name="gr12" draw:text-style-name="P2" xml:id="id123" draw:id="id123" draw:layer="layout" svg:width="1.5cm" svg:height="1.5cm" svg:x="21.4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24" draw:id="id124" draw:layer="layout" svg:width="1.5cm" svg:height="1.5cm" svg:x="23.6cm" svg:y="13.5cm">
          <text:p text:style-name="P1"><text:span text:style-name="T1">S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18.25cm" svg:y1="11.8cm" svg:x2="22.15cm" svg:y2="13.5cm" draw:start-shape="id116" draw:start-glue-point="2" draw:end-shape="id123" draw:end-glue-point="0" svg:d="M18250 11800v550l3900 600v550" svg:viewBox="0 0 3901 1701">
          <text:p/>
        </draw:connector>
        <draw:connector draw:style-name="gr18" draw:text-style-name="P1" draw:layer="layout" draw:type="lines" svg:x1="18.25cm" svg:y1="11.8cm" svg:x2="24.35cm" svg:y2="13.5cm" draw:start-shape="id116" draw:start-glue-point="2" draw:end-shape="id124" draw:end-glue-point="0" svg:d="M18250 11800v550l6100 600v550" svg:viewBox="0 0 6101 1701">
          <text:p/>
        </draw:connector>
        <draw:connector draw:style-name="gr4" draw:text-style-name="P1" draw:layer="layout" draw:type="lines" svg:x1="14.15cm" svg:y1="5.6cm" svg:x2="15.45cm" svg:y2="13.5cm" draw:start-shape="id125" draw:start-glue-point="2" draw:end-shape="id126" draw:end-glue-point="0" svg:d="M14150 5600v550l1300 6800v550" svg:viewBox="0 0 1301 7901">
          <text:p/>
        </draw:connector>
        <draw:connector draw:style-name="gr18" draw:text-style-name="P1" draw:layer="layout" draw:type="lines" svg:x1="14.15cm" svg:y1="5.6cm" svg:x2="8.15cm" svg:y2="7.3cm" draw:start-shape="id125" draw:start-glue-point="2" draw:end-shape="id113" draw:end-glue-point="0" svg:d="M14150 5600v550l-6000 600v550" svg:viewBox="0 0 6001 1701">
          <text:p/>
        </draw:connector>
        <draw:connector draw:style-name="gr18" draw:text-style-name="P1" draw:layer="layout" draw:type="lines" svg:x1="14.15cm" svg:y1="5.6cm" svg:x2="17.15cm" svg:y2="7.3cm" draw:start-shape="id125" draw:start-glue-point="2" draw:end-shape="id111" draw:end-glue-point="0" svg:d="M14150 5600v550l3000 600v550" svg:viewBox="0 0 3001 1701">
          <text:p/>
        </draw:connector>
        <draw:custom-shape draw:style-name="gr23" draw:text-style-name="P2" xml:id="id127" draw:id="id127" draw:layer="layout" svg:width="1.5cm" svg:height="1.5cm" svg:x="6.5cm" svg:y="10.3cm">
          <text:p text:style-name="P1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1" draw:id="id111" draw:layer="layout" svg:width="1.5cm" svg:height="1.5cm" svg:x="16.4cm" svg:y="7.3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8.15cm" svg:y1="8.8cm" svg:x2="7.25cm" svg:y2="10.3cm" draw:start-shape="id113" draw:start-glue-point="2" draw:end-shape="id127" draw:end-glue-point="0" svg:d="M8150 8800v550l-900 400v550" svg:viewBox="0 0 901 1501">
          <text:p/>
        </draw:connector>
        <draw:custom-shape draw:style-name="gr14" draw:text-style-name="P3" draw:layer="layout" svg:width="0.6cm" svg:height="0.6cm" svg:x="17.486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cm" svg:height="0.6cm" svg:x="4.387cm" svg:y="11.2cm">
          <text:p text:style-name="P1"><text:span text:style-name="T2">Q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7.15cm" svg:y1="8.8cm" svg:x2="20.35cm" svg:y2="10.3cm" draw:start-shape="id111" draw:start-glue-point="2" draw:end-shape="id128" draw:end-glue-point="0" svg:d="M17150 8800v550l3200 400v550" svg:viewBox="0 0 3201 1501">
          <text:p/>
        </draw:connector>
        <draw:custom-shape draw:style-name="gr24" draw:text-style-name="P2" xml:id="id128" draw:id="id128" draw:layer="layout" svg:width="1.5cm" svg:height="1.5cm" svg:x="19.6cm" svg:y="10.3cm">
          <text:p text:style-name="P1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9" draw:id="id129" draw:layer="layout" svg:width="1.5cm" svg:height="1.5cm" svg:x="12.4cm" svg:y="10.3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15cm" svg:y1="8.8cm" svg:x2="13.15cm" svg:y2="10.3cm" draw:start-shape="id113" draw:start-glue-point="2" draw:end-shape="id129" draw:end-glue-point="0" svg:d="M8150 8800v550l5000 400v550" svg:viewBox="0 0 5001 1501">
          <text:p/>
        </draw:connector>
        <draw:connector draw:style-name="gr25" draw:text-style-name="P1" draw:layer="layout" draw:type="lines" svg:x1="5.9cm" svg:y1="11.05cm" svg:x2="6.5cm" svg:y2="11.05cm" draw:start-shape="id114" draw:start-glue-point="1" draw:end-shape="id127" draw:end-glue-point="3" svg:d="M5900 11050h550-500 550" svg:viewBox="0 0 601 1">
          <text:p/>
        </draw:connector>
        <draw:connector draw:style-name="gr26" draw:text-style-name="P1" draw:layer="layout" draw:type="lines" svg:x1="19cm" svg:y1="11.05cm" svg:x2="19.6cm" svg:y2="11.05cm" draw:start-shape="id116" draw:start-glue-point="1" draw:end-shape="id128" draw:end-glue-point="3" svg:d="M19000 11050h550-500 550" svg:viewBox="0 0 601 1">
          <text:p/>
        </draw:connecto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03-29T13:38:49.574146166</meta:creation-date>
    <dc:date>2014-11-06T08:31:05.984500366</dc:date>
    <dc:creator>Christophe Rigaud</dc:creator>
    <meta:editing-duration>PT3H26M28S</meta:editing-duration>
    <meta:editing-cycles>46</meta:editing-cycles>
    <meta:generator>LibreOffice/4.2.5.2$Linux_X86_64 LibreOffice_project/61cb170a04bb1f12e77c884eab9192be736ec5f5</meta:generator>
    <meta:document-statistic meta:object-count="323"/>
  </office:meta>
</office:document-meta>
</file>